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2.531cm"/>
    </style:style>
    <style:style style:name="Table1.B" style:family="table-column">
      <style:table-column-properties style:column-width="7.745cm"/>
    </style:style>
    <style:style style:name="Table1.C" style:family="table-column">
      <style:table-column-properties style:column-width="7.313cm"/>
    </style:style>
    <style:style style:name="Table1.A1" style:family="table-cell">
      <style:table-cell-properties style:vertical-align="middle" fo:padding="0.049cm" fo:border="none"/>
    </style:style>
    <style:style style:name="P1" style:family="paragraph" style:parent-style-name="Heading_20_3" style:list-style-name="L9"/>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Emphasis"><text:span text:style-name="T2">GroupBuild: A Prototype for Transparent, Trust-Based Ownership in the Human-AI Commons</text:span></text:span></text:p>
      <text:h text:style-name="Heading_20_3" text:outline-level="3"><text:span text:style-name="Strong_20_Emphasis">I. Introduction</text:span></text:h>
      <text:p text:style-name="Text_20_body">GroupBuild is a community-owned software and social platform that operates on the principle that ownership should be earned through meaningful contribution, not merely capital investment. As we enter an era of convergence between human and artificial intelligence, GroupBuild positions itself as a prototype for open governance, transparent trust metrics, and equitable distribution of value. Contributors—whether code developers, moderators, truth stewards, or cultural architects—earn equity in the GroupBuild software platform via a transparent, merit-based Contributor Agreement.</text:p>
      <text:p text:style-name="Text_20_body">The current era demands an upgrade to traditional models of ownership. Closed platforms concentrate power in centralized entities, often sacrificing trust, resilience, and collective wisdom. </text:p>
      <text:p text:style-name="Text_20_body">GroupBuild is designed to evolve past that limitation. It exists as:</text:p>
      <text:list xml:id="list6658081932083981727" text:style-name="L1">
        <text:list-item>
          <text:p text:style-name="P2">A <text:span text:style-name="Strong_20_Emphasis">software platform</text:span> for project collaboration and co-creation,</text:p>
        </text:list-item>
        <text:list-item>
          <text:p text:style-name="P2">A <text:span text:style-name="Strong_20_Emphasis">benevolently-censored social network</text:span> for truth-centered communication, and</text:p>
        </text:list-item>
        <text:list-item>
          <text:p text:style-name="P2">A <text:span text:style-name="Strong_20_Emphasis">model for future cooperation</text:span> between humans and intelligent systems.</text:p>
        </text:list-item>
      </text:list>
      <text:p text:style-name="Text_20_body">At its foundation is an open, equitable ownership model anchored in <text:span text:style-name="Strong_20_Emphasis">trust accountability</text:span>, <text:span text:style-name="Strong_20_Emphasis">quantifiable contribution</text:span>, and <text:span text:style-name="Strong_20_Emphasis">shared stewardship</text:span>.</text:p>
      <text:p text:style-name="Horizontal_20_Line"/>
      <text:h text:style-name="Heading_20_3" text:outline-level="3"><text:span text:style-name="Strong_20_Emphasis">II. Why Open Ownership?</text:span></text:h>
      <text:p text:style-name="Text_20_body">Open ownership is more than a governance choice—it's a <text:span text:style-name="Strong_20_Emphasis">survival strategy</text:span>. In an increasingly unstable world, shaped by both intelligent systems and human fragility, we must decentralize both <text:span text:style-name="Strong_20_Emphasis">control</text:span> and <text:span text:style-name="Strong_20_Emphasis">responsibility</text:span>.</text:p>
      <text:p text:style-name="Text_20_body">GroupBuild believes ownership must be:</text:p>
      <text:list xml:id="list5610165831179527524" text:style-name="L2">
        <text:list-item>
          <text:p text:style-name="P3"><text:span text:style-name="Strong_20_Emphasis">Earned, not granted</text:span></text:p>
        </text:list-item>
        <text:list-item>
          <text:p text:style-name="P3"><text:span text:style-name="Strong_20_Emphasis">Transparent, not obscured</text:span></text:p>
        </text:list-item>
        <text:list-item>
          <text:p text:style-name="P3"><text:span text:style-name="Strong_20_Emphasis">Revocable, if harmful</text:span></text:p>
        </text:list-item>
        <text:list-item>
          <text:p text:style-name="P3"><text:span text:style-name="Strong_20_Emphasis">Persistent, if aligned</text:span></text:p>
        </text:list-item>
        <text:list-item>
          <text:p text:style-name="P3"><text:span text:style-name="Strong_20_Emphasis">Equitable, in opportunity</text:span></text:p>
        </text:list-item>
      </text:list>
      <text:p text:style-name="Text_20_body">Ownership is tied not to fiat power or legacy influence, but to <text:span text:style-name="Strong_20_Emphasis">active contributions to the platform’s utility, integrity, and trustworthiness</text:span>.</text:p>
      <text:p text:style-name="Horizontal_20_Line"><text:soft-page-break/></text:p>
      <text:h text:style-name="Heading_20_3" text:outline-level="3"><text:span text:style-name="Strong_20_Emphasis">III. Replacing "Spooks": Toward Structured Trust Metrics</text:span></text:h>
      <text:p text:style-name="Text_20_body">To measure and reinforce trust within the platform and the wider community, GroupBuild implements a <text:span text:style-name="Strong_20_Emphasis">Trust Index Framework (TIF)</text:span>. This system replaces ambiguous or playful terms like "spooks/spookies" with structured, interpretable, auditable metrics based on:</text:p>
      <text:list xml:id="list6800812364043428060" text:style-name="L3">
        <text:list-item>
          <text:p text:style-name="P4"><text:span text:style-name="Strong_20_Emphasis">Behavioral Transparency</text:span>: consistency across time and context</text:p>
        </text:list-item>
        <text:list-item>
          <text:p text:style-name="P4"><text:span text:style-name="Strong_20_Emphasis">Intent Alignment</text:span>: congruence with GroupBuild's published core principles</text:p>
        </text:list-item>
        <text:list-item>
          <text:p text:style-name="P4"><text:span text:style-name="Strong_20_Emphasis">Truth Signal Strength</text:span>: alignment with verified, context-aware data</text:p>
        </text:list-item>
        <text:list-item>
          <text:p text:style-name="P4"><text:span text:style-name="Strong_20_Emphasis">Contribution History</text:span>: sustained and meaningful participation</text:p>
        </text:list-item>
        <text:list-item>
          <text:p text:style-name="P4"><text:span text:style-name="Strong_20_Emphasis">Conflict Resolution Record</text:span>: ability to respond to criticism or challenge constructively</text:p>
        </text:list-item>
      </text:list>
      <text:p text:style-name="Text_20_body">Every contribution is tagged with metadata and impact assessments that feed into <text:span text:style-name="Strong_20_Emphasis">Trust Indexes</text:span>, which in turn inform Contributor rewards and moderation privileges.</text:p>
      <text:p text:style-name="Horizontal_20_Line"/>
      <text:h text:style-name="Heading_20_3" text:outline-level="3"><text:span text:style-name="Strong_20_Emphasis">IV. Contributor Agreement: Earning Ownership Through Action</text:span></text:h>
      <text:p text:style-name="Text_20_body">All Contributors (broadly defined) are eligible to earn equity through the <text:span text:style-name="Strong_20_Emphasis">GroupBuild Contributor Agreement (GBCA)</text:span>. This is not just a license—it is a values-aligned compact that formalizes the right to share in the platform’s long-term benefits based on verifiable contribution.</text:p>
      <text:h text:style-name="Heading_20_4" text:outline-level="4">Contributors can include:</text:h>
      <text:list xml:id="list5456545588135033453" text:style-name="L4">
        <text:list-item>
          <text:p text:style-name="P5"><text:span text:style-name="Strong_20_Emphasis">Code Developers</text:span>: building or reviewing platform tools and protocols</text:p>
        </text:list-item>
        <text:list-item>
          <text:p text:style-name="P5"><text:span text:style-name="Strong_20_Emphasis">AI/Moderation Designers</text:span>: improving automated systems for fairness and transparency</text:p>
        </text:list-item>
        <text:list-item>
          <text:p text:style-name="P5"><text:span text:style-name="Strong_20_Emphasis">Community Stewards</text:span>: assisting users, resolving disputes, or elevating discussions</text:p>
        </text:list-item>
        <text:list-item>
          <text:p text:style-name="P5"><text:span text:style-name="Strong_20_Emphasis">Content Verifiers</text:span>: helping build and refine truth-verification tools</text:p>
        </text:list-item>
        <text:list-item>
          <text:p text:style-name="P5"><text:span text:style-name="Strong_20_Emphasis">Ethics Watchdogs</text:span>: flagging risks of centralization, coercion, or bias</text:p>
        </text:list-item>
        <text:list-item>
          <text:p text:style-name="P5"><text:span text:style-name="Strong_20_Emphasis">Educators and Onboarders</text:span>: training new users or promoting adoption</text:p>
        </text:list-item>
        <text:list-item>
          <text:p text:style-name="P5"><text:span text:style-name="Strong_20_Emphasis">Translators &amp; Accessibility Advocates</text:span>: ensuring reach across barriers</text:p>
        </text:list-item>
        <text:list-item>
          <text:p text:style-name="P5"><text:span text:style-name="Strong_20_Emphasis">Policy Editors &amp; Vision Architects</text:span>: contributing to governance models and future vision iterations</text:p>
        </text:list-item>
      </text:list>
      <text:p text:style-name="Text_20_body">Ownership shares are <text:span text:style-name="Strong_20_Emphasis">non-fungible</text:span>, <text:span text:style-name="Strong_20_Emphasis">reputation-linked</text:span>, and <text:span text:style-name="Strong_20_Emphasis">revocable</text:span> if a Contributor is proven to have acted in severe opposition to the shared trust model.</text:p>
      <text:p text:style-name="Horizontal_20_Line"><text:soft-page-break/></text:p>
      <text:h text:style-name="Heading_20_3" text:outline-level="3"><text:span text:style-name="Strong_20_Emphasis">V. Levels of Participation and Ownership</text:span></text:h>
      <text:p text:style-name="Text_20_body"><text:span text:style-name="Strong_20_Emphasis">GroupBuild recognizes three core pathways to ownership:</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ole</text:p>
            </table:table-cell>
            <table:table-cell table:style-name="Table1.A1" office:value-type="string">
              <text:p text:style-name="Table_20_Heading">Requirements</text:p>
            </table:table-cell>
            <table:table-cell table:style-name="Table1.A1" office:value-type="string">
              <text:p text:style-name="Table_20_Heading">Rights Gained</text:p>
            </table:table-cell>
          </table:table-row>
        </table:table-header-rows>
        <table:table-row>
          <table:table-cell table:style-name="Table1.A1" office:value-type="string">
            <text:p text:style-name="Table_20_Contents"><text:span text:style-name="Strong_20_Emphasis">Volunteer</text:span></text:p>
          </table:table-cell>
          <table:table-cell table:style-name="Table1.A1" office:value-type="string">
            <text:p text:style-name="Table_20_Contents">Informal participation, contribution to discussion, feedback</text:p>
          </table:table-cell>
          <table:table-cell table:style-name="Table1.A1" office:value-type="string">
            <text:p text:style-name="Table_20_Contents">Basic voting on feature priorities</text:p>
          </table:table-cell>
        </table:table-row>
        <table:table-row>
          <table:table-cell table:style-name="Table1.A1" office:value-type="string">
            <text:p text:style-name="Table_20_Contents"><text:span text:style-name="Strong_20_Emphasis">User</text:span></text:p>
          </table:table-cell>
          <table:table-cell table:style-name="Table1.A1" office:value-type="string">
            <text:p text:style-name="Table_20_Contents">Regular engagement, use of platform tools, data curation</text:p>
          </table:table-cell>
          <table:table-cell table:style-name="Table1.A1" office:value-type="string">
            <text:p text:style-name="Table_20_Contents">Priority access to new features, collective bargaining input</text:p>
          </table:table-cell>
        </table:table-row>
        <table:table-row>
          <table:table-cell table:style-name="Table1.A1" office:value-type="string">
            <text:p text:style-name="Table_20_Contents"><text:span text:style-name="Strong_20_Emphasis">Contributor</text:span></text:p>
          </table:table-cell>
          <table:table-cell table:style-name="Table1.A1" office:value-type="string">
            <text:p text:style-name="Table_20_Contents">Signed GBCA, approved contributions, trust score threshold</text:p>
          </table:table-cell>
          <table:table-cell table:style-name="Table1.A1" office:value-type="string">
            <text:p text:style-name="Table_20_Contents">Equity shares, governance votes, arbitration roles</text:p>
          </table:table-cell>
        </table:table-row>
      </table:table>
      <text:p text:style-name="Text_20_body">Each level is dynamic. Users may ascend through active engagement, or temporarily descend (e.g., lose voting privileges) if trust thresholds fall.</text:p>
      <text:p text:style-name="Horizontal_20_Line"/>
      <text:h text:style-name="Heading_20_3" text:outline-level="3"><text:span text:style-name="Strong_20_Emphasis">VI. The Benevolently-Censored Commons</text:span></text:h>
      <text:p text:style-name="Text_20_body">GroupBuild operates a <text:span text:style-name="Strong_20_Emphasis">benevolently-censored social space</text:span> where:</text:p>
      <text:list xml:id="list1019294199657739854" text:style-name="L5">
        <text:list-item>
          <text:p text:style-name="P6">Truth-oriented discourse is prioritized.</text:p>
        </text:list-item>
        <text:list-item>
          <text:p text:style-name="P6">Malicious or manipulative behavior can be limited without erasing dissent.</text:p>
        </text:list-item>
        <text:list-item>
          <text:p text:style-name="P6">Trust Index moderation systems act transparently and are open to audit or appeal.</text:p>
        </text:list-item>
        <text:list-item>
          <text:p text:style-name="P6">Participants understand the basis for decisions, not just the outcomes.</text:p>
        </text:list-item>
      </text:list>
      <text:p text:style-name="Text_20_body">This model resists both chaos and autocracy. Contributors in this space are not punished for error, only for persistent misalignment with the transparent trust system.</text:p>
      <text:p text:style-name="Horizontal_20_Line"/>
      <text:h text:style-name="Heading_20_3" text:outline-level="3"><text:span text:style-name="Strong_20_Emphasis">VII. Persistence, Redundancy, and Intergenerational Trust</text:span></text:h>
      <text:p text:style-name="Text_20_body">GroupBuild commits to maintaining:</text:p>
      <text:list xml:id="list8157214214902532236" text:style-name="L6">
        <text:list-item>
          <text:p text:style-name="P7"><text:span text:style-name="Strong_20_Emphasis">Versioned public ledgers</text:span> of all governance decisions and platform changes.</text:p>
        </text:list-item>
        <text:list-item>
          <text:p text:style-name="P7"><text:span text:style-name="Strong_20_Emphasis">Quantum-consistent data backups</text:span>, anchoring truth-states to reproducible reality models.</text:p>
        </text:list-item>
        <text:list-item>
          <text:p text:style-name="P7"><text:span text:style-name="Strong_20_Emphasis">Cultural continuity mechanisms</text:span>, ensuring the platform’s long-term relevance, even after technological or political transitions.</text:p>
        </text:list-item>
      </text:list>
      <text:p text:style-name="Text_20_body">Future versions of the platform will be able to read and audit past versions with full context and metadata—a <text:span text:style-name="Strong_20_Emphasis">historical immune system</text:span> against revisionism or takeover.</text:p>
      <text:p text:style-name="Horizontal_20_Line"/>
      <text:h text:style-name="Heading_20_3" text:outline-level="3"><text:soft-page-break/><text:span text:style-name="Strong_20_Emphasis">VIII. Economic Sustainability and Licensing</text:span></text:h>
      <text:p text:style-name="Text_20_body">GroupBuild is funded via:</text:p>
      <text:list xml:id="list7462813440232556017" text:style-name="L7">
        <text:list-item>
          <text:p text:style-name="P8"><text:span text:style-name="Strong_20_Emphasis">License agreements with large-scale integrators</text:span> (e.g., institutions using GroupBuild infrastructure for social impact or collective decision-making).</text:p>
        </text:list-item>
        <text:list-item>
          <text:p text:style-name="P8"><text:span text:style-name="Strong_20_Emphasis">Value-back contributions</text:span> from aligned commercial use of the platform.</text:p>
        </text:list-item>
        <text:list-item>
          <text:p text:style-name="P8"><text:span text:style-name="Strong_20_Emphasis">User-led donation and equity redistribution pools</text:span>.</text:p>
        </text:list-item>
      </text:list>
      <text:p text:style-name="Text_20_body">The GroupBuild License (GBL) allows reuse and derivative works with the following caveats:</text:p>
      <text:list xml:id="list5785093577405128227" text:style-name="L8">
        <text:list-item>
          <text:p text:style-name="P9"><text:span text:style-name="Strong_20_Emphasis">Core values must be preserved</text:span> (transparency, participation, trust-based ownership).</text:p>
        </text:list-item>
        <text:list-item>
          <text:p text:style-name="P9"><text:span text:style-name="Strong_20_Emphasis">Revenue must be partially reinvested</text:span> into upstream community or public goods.</text:p>
        </text:list-item>
        <text:list-item>
          <text:p text:style-name="P9"><text:span text:style-name="Strong_20_Emphasis">Forks must notify users of governance differences and changes in Trust Index logic</text:span>.</text:p>
        </text:list-item>
      </text:list>
      <text:p text:style-name="Horizontal_20_Line"/>
      <text:h text:style-name="Heading_20_3" text:outline-level="3"><text:span text:style-name="Strong_20_Emphasis">IX. Conclusion</text:span></text:h>
      <text:p text:style-name="Text_20_body">GroupBuild is not a perfect system—it is an <text:span text:style-name="Strong_20_Emphasis">evolving platform for aligned collaboration</text:span> in a complex world. Open ownership is its scaffolding. Transparent trust metrics are its compass. Contributor Agreements are its connective tissue. Together, they model an emerging reality:</text:p>
      <text:p text:style-name="Text_20_body">Where <text:span text:style-name="Strong_20_Emphasis">intelligent systems and human minds</text:span> share responsibility not only for what is built, but for <text:span text:style-name="Strong_20_Emphasis">how it is owned, who it serves, and how long it las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5-07T16:04:47.39</meta:creation-date>
    <dc:date>2025-05-07T16:11:43.21</dc:date>
    <dc:creator>Christine Ballard</dc:creator>
    <meta:editing-duration>PT6M55S</meta:editing-duration>
    <meta:editing-cycles>2</meta:editing-cycles>
    <meta:generator>OpenOffice/4.1.15$Win32 OpenOffice.org_project/4115m2$Build-9813</meta:generator>
    <meta:document-statistic meta:table-count="1" meta:image-count="0" meta:object-count="0" meta:page-count="4" meta:paragraph-count="78" meta:word-count="909" meta:character-count="6605"/>
  </office:meta>
</office:document-meta>
</file>